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int 4:</text:p>
      <text:p text:style-name="Standard">Creación de un gestor de horarios para el doctor, donde los pacientes puedan reservar una hora para tener una sala privada para ellos.</text:p>
      <text:p text:style-name="Standard"/>
      <text:p text:style-name="Standard">Objetivos.</text:p>
      <text:p text:style-name="Standard">Crear el gestor de horarios para que el doctor pueda atender a los pacientes que pidan cita.</text:p>
      <text:p text:style-name="Standard"/>
      <text:p text:style-name="Standard">Tareas:</text:p>
      <text:p text:style-name="Standard">Crear un horario para un doctor.</text:p>
      <text:p text:style-name="Standard">Crear el apartado web de pedir cita.</text:p>
      <text:p text:style-name="P1">Acceder a la misma.</text:p>
      <text:p text:style-name="Standard"/>
      <text:p text:style-name="Standard">Proceso:</text:p>
      <text:p text:style-name="Standard">Para crear el horario, debemos seleccionar un doctor y un día, automáticamente se crearán franjas de 1 hora en nuestro caso, para poder atender a los pacientes.</text:p>
      <text:p text:style-name="Standard">Como eso es trabajo del planificador, la funcionalidad está hecha pero no el apartado web para el mismo, donde seleccionaría un doctor de los disponibles y le crearía el horario.</text:p>
      <text:p text:style-name="Standard"/>
      <text:p text:style-name="Standard">En el caso de pedir cita, tuvimos que modificar un poco el apartado de crear paciente, donde el administrador <text:span text:style-name="T2">selecciona</text:span> los datos a crear, le asigna un médico, ya que cada paciente debe tener su propio médico.</text:p>
      <text:p text:style-name="Standard">En el apartado web en el paciente, tendrá un calendario, seleccionará el día deseado y le mostrará las horas que tiene su médico para la consulta, en caso de que el doctor estuviera pasando consulta en alguna de ellas, no le dejará marcar la hora al paciente.</text:p>
      <text:p text:style-name="Standard">Cuando acepte, una petición ajax creará la cita, y una nueva habitación para que médico y paciente se encuentren en ella.</text:p>
      <text:p text:style-name="Standard"/>
      <text:p text:style-name="Standard"/>
      <text:p text:style-name="Standard">app.post('/order', function(req, res){</text:p>
      <text:p text:style-name="Standard"></text:p>
      <text:p text:style-name="Standard"><text:tab/>var nothing = function(){</text:p>
      <text:p text:style-name="Standard"><text:tab/><text:tab/>console.log("nothing in createRoom p2p");</text:p>
      <text:p text:style-name="Standard"><text:tab/>}</text:p>
      <text:p text:style-name="Standard"></text:p>
      <text:p text:style-name="Standard"><text:tab/><text:tab/>N.API.createRoom(req.session.user.dni+req.session.user.doctor, function (roomID) {</text:p>
      <text:p text:style-name="Standard"></text:p>
      <text:p text:style-name="Standard"><text:tab/><text:tab/><text:tab/>DM.addNewDate({</text:p>
      <text:p text:style-name="Standard"><text:tab/><text:tab/><text:tab/><text:tab/>patient <text:tab/>: req.session.user.dni,</text:p>
      <text:p text:style-name="Standard"><text:tab/><text:tab/><text:tab/><text:tab/>doctor <text:tab/><text:tab/>: req.session.user.doctor,</text:p>
      <text:p text:style-name="Standard"><text:tab/><text:tab/><text:tab/><text:tab/>roomId<text:tab/><text:tab/>: roomID._id,</text:p>
      <text:p text:style-name="Standard"><text:tab/><text:tab/><text:tab/><text:tab/>timetableId : req.param('id'),</text:p>
      <text:p text:style-name="Standard"><text:tab/><text:tab/><text:tab/>},function(e){</text:p>
      <text:p text:style-name="Standard"><text:tab/><text:tab/><text:tab/><text:tab/>if (e){</text:p>
      <text:p text:style-name="Standard"><text:tab/><text:tab/><text:tab/><text:tab/><text:tab/>N.API.deleteRoom(roomID._id, function(result) {</text:p>
      <text:p text:style-name="Standard"><text:tab/><text:tab/><text:tab/><text:tab/><text:tab/><text:tab/>console.log("Room " + roomID._id + " deleted");</text:p>
      <text:p text:style-name="Standard"><text:tab/><text:tab/><text:tab/><text:tab/><text:tab/>});</text:p>
      <text:p text:style-name="Standard"><text:tab/><text:tab/><text:tab/><text:tab/><text:tab/>res.send(e, 400);</text:p>
      <text:p text:style-name="Standard"><text:tab/><text:tab/><text:tab/><text:tab/>}else{</text:p>
      <text:p text:style-name="Standard"><text:tab/><text:tab/><text:tab/><text:tab/><text:tab/>res.send('ok', 200);</text:p>
      <text:p text:style-name="Standard"><text:tab/><text:tab/><text:tab/><text:tab/>}</text:p>
      <text:p text:style-name="Standard"><text:tab/><text:tab/><text:tab/>});</text:p>
      <text:p text:style-name="Standard"><text:tab/><text:tab/> <text:s text:c="3"/>console.log('Patient: ' + req.session.user.dni + ' Doctor:' + req.session.user.doctor + <text:soft-page-break/>' Created roomid: ' + roomID._id + 'idDate: ' + req.param('id'));</text:p>
      <text:p text:style-name="Standard"><text:tab/><text:tab/> <text:s text:c="3"/>},nothing,{p2p: true});</text:p>
      <text:p text:style-name="Standard"></text:p>
      <text:p text:style-name="Standard"></text:p>
      <text:p text:style-name="Standard"><text:tab/><text:tab/></text:p>
      <text:p text:style-name="Standard"><text:tab/>});</text:p>
      <text:p text:style-name="Standard"/>
      <text:p text:style-name="Standard">También creamos el apartado de acceder a la propio cita tanto en el paciente como en el doctor.</text:p>
      <text:p text:style-name="Standard">Se recuperan las citas de cada uno via ajax, y muestra el botón de acceso a la sala correspondiente.</text:p>
      <text:p text:style-name="Standard"/>
      <text:p text:style-name="Standard"><text:tab/>app.post('/getDates', function (req, res) {</text:p>
      <text:p text:style-name="Standard"><text:tab/><text:tab/>"use strict";</text:p>
      <text:p text:style-name="Standard"><text:tab/><text:tab/>DM.getDates(req.session.user.dni, req.session.db, function (e, dates) {</text:p>
      <text:p text:style-name="Standard"><text:tab/><text:tab/><text:tab/>var first = true;</text:p>
      <text:p text:style-name="Standard"><text:tab/><text:tab/><text:tab/>res.write('{ "dates" : [');</text:p>
      <text:p text:style-name="Standard"><text:tab/><text:tab/><text:tab/>dates.each(function(err, item) {</text:p>
      <text:p text:style-name="Standard"><text:tab/><text:tab/><text:tab/><text:tab/>var prefix = first ? '' : ', ';</text:p>
      <text:p text:style-name="Standard"><text:tab/><text:tab/><text:tab/><text:tab/>if (item) {</text:p>
      <text:p text:style-name="Standard"><text:tab/><text:tab/><text:tab/><text:tab/><text:tab/>res.write(prefix + '{"roomId": "' + item.roomId +'","timetableId":"' + item.timetableId + '"}');</text:p>
      <text:p text:style-name="Standard"><text:tab/><text:tab/><text:tab/><text:tab/><text:tab/>first = false;</text:p>
      <text:p text:style-name="Standard"><text:tab/><text:tab/><text:tab/><text:tab/>} else {</text:p>
      <text:p text:style-name="Standard"><text:tab/><text:tab/><text:tab/><text:tab/> <text:s/>res.write(']}')</text:p>
      <text:p text:style-name="Standard"><text:tab/><text:tab/><text:tab/><text:tab/> <text:s/>res.end();</text:p>
      <text:p text:style-name="Standard"><text:tab/><text:tab/><text:tab/><text:tab/>}</text:p>
      <text:p text:style-name="Standard"><text:tab/><text:tab/><text:tab/>});</text:p>
      <text:p text:style-name="Standard"><text:tab/><text:tab/>});</text:p>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08:46:49</meta:creation-date>
    <meta:generator>LibreOffice/3.5$Linux_x86 LibreOffice_project/350m1$Build-2</meta:generator>
    <dc:date>2014-04-14T19:44:25</dc:date>
    <meta:editing-duration>PT7M11S</meta:editing-duration>
    <meta:editing-cycles>9</meta:editing-cycles>
    <meta:document-statistic meta:table-count="0" meta:image-count="0" meta:object-count="0" meta:page-count="2" meta:paragraph-count="62" meta:word-count="394" meta:character-count="2718" meta:non-whitespace-character-count="2190"/>
  </office:meta>
</office:document-meta>
</file>